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1" svg:font-family="Cantarel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72pt" style:font-size-asian="72pt" style:font-size-complex="7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roFlo, Jon Nordby, Piksel2013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icroFlo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Flow-based programming for microcontrollers*</text:p>
            <text:p text:style-name="P2"/>
          </draw:text-box>
        </draw:frame>
        <draw:frame draw:style-name="gr1" draw:layer="layout" svg:width="5.112cm" svg:height="1.038cm" svg:x="10.039cm" svg:y="19.028cm">
          <draw:text-box>
            <text:p>*like the Arduin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Jon Nordby</text:p>
                <text:p/>
                <text:p>Software Engineer</text:p>
                <text:p>Hobbyist</text:p>
                <text:p>Consumer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Arduino +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+ USB prog.</text:p>
                <text:p>+ Cross-platform IDE</text:p>
                <text:p>+ Examples, Libraries</text:p>
                <text:p>+ Firmata<text:tab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Arduino -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- C++, textual only</text:p>
                <text:p>- Automated testing</text:p>
                <text:p>- <text:span text:style-name="T2">Composability</text:span></text:p>
                <text:p>- LGPL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MicroF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FBP runtime</text:p>
                <text:p>Plain C++ inside</text:p>
                <text:p>Integrates with NoFlo UI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0.3: Next milest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Subgraphs</text:p>
                <text:p>External libraries</text:p>
                <text:p>EEPROM persistence</text:p>
                <text:p>AVR8 backend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1.0: Vi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Full set of recomposable examples</text:p>
                <text:p>Online interactive simulator</text:p>
                <text:p>Automated BDD tests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>
        <draw:frame presentation:style-name="pr4" draw:text-style-name="P3" draw:layer="layout" svg:width="25.199cm" svg:height="3.506cm" svg:x="1.524cm" svg:y="8.686cm" presentation:class="title" presentation:user-transformed="true">
          <draw:text-box>
            <text:p text:style-name="P3"><text:span text:style-name="T3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Device Freedo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Software-defined electronics</text:p>
                <text:p/>
                <text:p>IDE included</text:p>
                <text:p>Explorability, learnability</text:p>
                <text:p>Safety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Hetrogenous Programm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Systems of different sub-systems</text:p>
                <text:p/>
                <text:p>Interactive multimedia art</text:p>
                <text:p>Internet of Thing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The Digital Divi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Tech. ever more pervasive</text:p>
                <text:p/>
                <text:p>Techology encodes, enforces, assumes</text:p>
                <text:p>Power asymmetry</text:p>
                <text:list>
                  <text:list-header>
                    <text:p>physical property → intellectual property</text:p>
                    <text:p>digital creators vs digital consumers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Live programm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Without a PC</text:p>
                <text:p/>
                <text:p>Exploit code spatiality</text:p>
                <text:p>Haptic or auditory feedback</text:p>
                <text:p>Physical: pen &amp; paper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More...</text:p>
          </draw:text-box>
        </draw:frame>
        <draw:frame presentation:style-name="pr6" draw:layer="layout" svg:width="25.199cm" svg:height="12.179cm" svg:x="1.4cm" svg:y="4.914cm" presentation:class="subtitle">
          <draw:text-box>
            <text:p><text:a xlink:href="http://github.com/jonnor/microflo" xlink:type="simple">http://github.com/jonnor/microflo</text:a></text:p>
            <text:p/>
            <text:p><text:a xlink:href="http://noflojs.org/" xlink:type="simple">http://noflojs.org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1" svg:font-family="Cantarel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ntarell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ntarell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ntarell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3T12:50:42.208131828</meta:creation-date>
    <dc:date>2013-11-23T15:32:11.581511646</dc:date>
    <meta:editing-duration>PT2H6M6S</meta:editing-duration>
    <meta:editing-cycles>21</meta:editing-cycles>
    <meta:generator>LibreOffice/4.1.3.2$Linux_X86_64 LibreOffice_project/410m0$Build-2</meta:generator>
    <meta:document-statistic meta:object-count="73"/>
  </office:meta>
</office:document-meta>
</file>